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office:value-type="string" table:style-name="ce2">
            <text:p>Chapter Concepts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hapter</text:p>
          </table:table-cell>
          <table:table-cell office:value-type="string" table:style-name="ce1">
            <text:p>Section</text:p>
          </table:table-cell>
          <table:table-cell table:number-columns-repeated="3" table:style-name="ce1"/>
          <table:table-cell office:value-type="string" table:style-name="ce1">
            <text:p>Cod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s of C Program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out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#includ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variables and literal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dentifie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nteger Data Typ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char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string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loating point typ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oolean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zeof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variable assignmen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scop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operato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commen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constan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in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thematical expression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ixing data typ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derflow/overflow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ype casting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ultiple assignment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omanip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char and string objec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more math</text:p>
          </table:table-cell>
          <table:table-cell table:number-columns-repeated="2" table:style-name="ce1"/>
          <table:table-cell office:value-type="string" table:style-name="ce1">
            <text:p>NO &lt;cmath&gt;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and tracing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lational operato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dependent if single lin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ndependent if multiple lin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ependent if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ested construc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dependent if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flag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ogical operato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mber ranges with logical operato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nu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validating user input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comparing char/string strcmp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conditional operator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switch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block and scop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e/post increment/decrement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hile loop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while loop validation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ounte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o whil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for loop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running total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sentinel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which loo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nesting loop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data fil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break/continuation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ototyp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3">
            <text:p>4&amp;5</text:p>
          </table:table-cell>
          <table:table-cell office:value-type="string" table:style-name="ce1">
            <text:p>Pass by valu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4">
            <text:p>6&amp;7&amp;8</text:p>
          </table:table-cell>
          <table:table-cell office:value-type="string" table:style-name="ce1">
            <text:p>multiple returns/void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Static local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Defaulted Arguments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Pass by referenc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Overloading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exit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3">
            <text:p>1 to 6</text:p>
          </table:table-cell>
          <table:table-cell office:value-type="string" table:style-name="ce1">
            <text:p>1 Dim Array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arallel Array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Function Argumen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2 Dim Array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Func Args with 2Dim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Vecto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arch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ort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Vectors Search/Sort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number-rows-repeated="1048492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RCC RCCD</meta:initial-creator>
    <dc:creator>Jason Emerson</dc:creator>
    <meta:creation-date>2016-10-31T08:04:54Z</meta:creation-date>
    <dc:date>2016-12-13T07:17:47Z</dc:date>
    <meta:editing-cycles>8</meta:editing-cycles>
    <meta:editing-duration>PT2800S</meta:editing-duration>
  </office:meta>
</office:document-meta>
</file>